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1" draw:name="Picture 1" text:anchor-type="as-char" svg:x="0in" svg:y="0in" svg:width="6.5in" svg:height="3.693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Reinforcement learning <text:s/>for controlling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/>
      <style:text-properties style:font-name="Calibri" style:font-name-asian="Calibri" style:font-name-complex="Calibri" fo:color="#000000" fo:font-size="8pt" style:font-size-asian="8pt" style:font-size-complex="8pt"/>
    </style:style>
    <style:style style:family="graphic" style:name="a0" style:parent-style-name="Graphics">
      <style:graphic-properties fo:wrap-option="no-wrap" fo:border="0.01042in none" fo:padding-top="0in" fo:padding-bottom="0.20833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center" style:vertical-pos="bottom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Footer"><draw:frame draw:z-index="251660288" draw:id="id0" draw:style-name="a0" draw:name="Text Box 3" text:anchor-type="paragraph" svg:x="0in" svg:y="0in" svg:width="6.16042in" svg:height="0.35486in" style:rel-width="scale" style:rel-height="scale"><draw:text-box><text:p text:style-name="P2">This item's classification is Internal. It was created by and is in property of the Home Credit. Do not distribute outside of the organization.</text:p></draw:text-box><svg:title/><svg:desc>This item's classification is Internal. It was created by and is in property of the Home Credit. Do not distribute outside of the organization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uy Pham Ngoc (VN)</meta:initial-creator>
    <dc:creator>Huy Pham Ngoc (VN)</dc:creator>
    <meta:creation-date>2025-03-21T13:26:00Z</meta:creation-date>
    <dc:date>2025-03-21T13:58:00Z</dc:date>
    <meta:template xlink:href="Normal.dotm" xlink:type="simple"/>
    <meta:editing-cycles>1</meta:editing-cycles>
    <meta:editing-duration>PT1920S</meta:editing-duration>
    <meta:user-defined meta:name="ClassificationContentMarkingFooterShapeIds">3b3fe190,18ed1fd4,104e8098</meta:user-defined>
    <meta:user-defined meta:name="ClassificationContentMarkingFooterFontProps">#000000,8,Calibri</meta:user-defined>
    <meta:user-defined meta:name="ClassificationContentMarkingFooterText">This item's classification is Internal. It was created by and is in property of the Home Credit. Do not distribute outside of the organization.</meta:user-defined>
    <meta:user-defined meta:name="MSIP_Label_13ed54b0-3371-4c9f-b9e0-3039d14ae50d_Enabled">true</meta:user-defined>
    <meta:user-defined meta:name="MSIP_Label_13ed54b0-3371-4c9f-b9e0-3039d14ae50d_SetDate">2025-03-21T13:58:02Z</meta:user-defined>
    <meta:user-defined meta:name="MSIP_Label_13ed54b0-3371-4c9f-b9e0-3039d14ae50d_Method">Standard</meta:user-defined>
    <meta:user-defined meta:name="MSIP_Label_13ed54b0-3371-4c9f-b9e0-3039d14ae50d_Name">Internal</meta:user-defined>
    <meta:user-defined meta:name="MSIP_Label_13ed54b0-3371-4c9f-b9e0-3039d14ae50d_SiteId">5675d321-19d1-4c95-9684-2c28ac8f80a4</meta:user-defined>
    <meta:user-defined meta:name="MSIP_Label_13ed54b0-3371-4c9f-b9e0-3039d14ae50d_ActionId">10b13d9a-6063-4060-ad81-ae803f5c2051</meta:user-defined>
    <meta:user-defined meta:name="MSIP_Label_13ed54b0-3371-4c9f-b9e0-3039d14ae50d_ContentBits">2</meta:user-defined>
    <meta:document-statistic meta:page-count="1" meta:paragraph-count="1" meta:word-count="6" meta:character-count="44" meta:row-count="1" meta:non-whitespace-character-count="39"/>
  </office:meta>
</office:document-meta>
</file>